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ensorId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4H00M00S" calcext:value-type="time">
            <text:p>04:00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5H00M00S" calcext:value-type="time">
            <text:p>05:00: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7H00M00S" calcext:value-type="time">
            <text:p>07:00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22H00M00S" calcext:value-type="time">
            <text:p>22:00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23H00M00S" calcext:value-type="time">
            <text:p>23:00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4H00M00S" calcext:value-type="time">
            <text:p>04:00: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5H00M00S" calcext:value-type="time">
            <text:p>05:00: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7H00M00S" calcext:value-type="time">
            <text:p>07:00: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22H00M00S" calcext:value-type="time">
            <text:p>22:00: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23H00M00S" calcext:value-type="time">
            <text:p>23:00: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4H00M00S" calcext:value-type="time">
            <text:p>04:00: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5H00M00S" calcext:value-type="time">
            <text:p>05:00: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7H00M00S" calcext:value-type="time">
            <text:p>07:00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22H00M00S" calcext:value-type="time">
            <text:p>22:00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23H00M00S" calcext:value-type="time">
            <text:p>23:00: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4H00M00S" calcext:value-type="time">
            <text:p>04:00: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5H00M00S" calcext:value-type="time">
            <text:p>05:00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7H00M00S" calcext:value-type="time">
            <text:p>07:00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22H00M00S" calcext:value-type="time">
            <text:p>22:0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23H00M00S" calcext:value-type="time">
            <text:p>23:00:0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5:56:54.317647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Michel</meta:initial-creator>
    <meta:creation-date>2016-05-25T17:35:13.066575392</meta:creation-date>
    <dc:date>2016-05-26T16:00:55.428694993</dc:date>
    <dc:creator>Jeremy Michel</dc:creator>
    <meta:editing-duration>PT1H25M38S</meta:editing-duration>
    <meta:editing-cycles>2</meta:editing-cycles>
    <meta:generator>LibreOffice/4.3.3.2$Linux_x86 LibreOffice_project/430m0$Build-2</meta:generator>
    <meta:document-statistic meta:table-count="1" meta:cell-count="388" meta:object-count="0"/>
  </office:meta>
</office:document-meta>
</file>